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07a23" officeooo:paragraph-rsid="0018799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18799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1cb42" officeooo:paragraph-rsid="0018799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84f1" officeooo:paragraph-rsid="0018799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18799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8893" officeooo:paragraph-rsid="0018799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27f1d" officeooo:paragraph-rsid="0018799e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3d7719" officeooo:paragraph-rsid="0018799e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3e1302" officeooo:paragraph-rsid="0018799e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3f186c" officeooo:paragraph-rsid="0018799e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0aa89" officeooo:paragraph-rsid="0018799e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28893" officeooo:paragraph-rsid="0018799e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73fd7" officeooo:paragraph-rsid="0018799e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59366c" officeooo:paragraph-rsid="0018799e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573fd7" officeooo:paragraph-rsid="0018799e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4eea3f" officeooo:paragraph-rsid="0018799e"/>
    </style:style>
    <style:style style:name="T1" style:family="text">
      <style:text-properties officeooo:rsid="01906f06"/>
    </style:style>
    <style:style style:name="T2" style:family="text">
      <style:text-properties officeooo:rsid="00527f1d"/>
    </style:style>
    <style:style style:name="T3" style:family="text">
      <style:text-properties officeooo:rsid="01302f36"/>
    </style:style>
    <style:style style:name="T4" style:family="text">
      <style:text-properties officeooo:rsid="00528893"/>
    </style:style>
    <style:style style:name="T5" style:family="text">
      <style:text-properties officeooo:rsid="003d771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e1302"/>
    </style:style>
    <style:style style:name="T8" style:family="text">
      <style:text-properties officeooo:rsid="003f186c"/>
    </style:style>
    <style:style style:name="T9" style:family="text">
      <style:text-properties officeooo:rsid="0040aa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88c01"/>
    </style:style>
    <style:style style:name="T12" style:family="text">
      <style:text-properties officeooo:rsid="019145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16"/>
      <text:p text:style-name="P3">После экзамена я вернулся в Конотоп и мать мне рассказала, что утром приходила Ольга. </text:p>
      <text:p text:style-name="P3">Та не заметила, что мать в спальне, и сразу бросилась в комнату, к зеркалу в шифоньере.</text:p>
      <text:p text:style-name="P3">Блузку расстегнула и стала рассматривать пятна на груди.</text:p>
      <text:p text:style-name="P4">Клеймо владельца. </text:p>
      <text:p text:style-name="P3">Каждому — своё; кому иероглифы на запястье, кому ожерелье из засосов на грудь.</text:p>
      <text:p text:style-name="P3">- Накричала <text:span text:style-name="T1">я </text:span>на неё, чтоб убиралась где была. Она собрала одежду и ушла. Что теперь будет?</text:p>
      <text:p text:style-name="P3">Я пожал плечами:</text:p>
      <text:p text:style-name="P3">- Что теперь может быть?</text:p>
      <text:p text:style-name="P3">- <text:s/>Ленку я ей не отдам,- сказала моя мать.</text:p>
      <text:p text:style-name="P3">Всё это было очень тягостно.</text:p>
      <text:p text:style-name="P3"/>
      <text:p text:style-name="P3">Ольга пришла на следующее утро, но уже в водолазке. Сказала, что ночует у тёти Нины, потому что моя мать её выгнала.</text:p>
      <text:p text:style-name="P3">Начала вешать мне лапшу про отдых на Сейму со Светкой в домике знакомых дяди Коли.</text:p>
      <text:p text:style-name="P3">Я попросил её не напрягаться, <text:span text:style-name="T2">всё равно мы разводимся.</text:span></text:p>
      <text:p text:style-name="P3">- <text:span text:style-name="T2">А Леночка?</text:span></text:p>
      <text:p text:style-name="P3">- <text:span text:style-name="T2">Останется здесь.</text:span></text:p>
      <text:p text:style-name="P5">Она начала грозить, что увезёт дочку в Феодосию к своей матери. Потом сказала, что это я её довёл своими блядками в Нежине, про которые ей докладывали, но она молчала, что, да, она поехала на Сейм назло мне, но там ничего не было, а у нас ещё может всё наладиться.</text:p>
      <text:p text:style-name="P5"/>
      <text:p text:style-name="P7"><text:span text:style-name="T3">(...в</text:span> жизни всегда есть выбор.</text:p>
      <text:p text:style-name="P7">Можно копать землю, а можно и не копать.</text:p>
      <text:p text:style-name="P7">Подав на развод, признаёшь себя рогоносцем, принимающим ответные меры в рамках текущих правил общественной морали.</text:p>
      <text:p text:style-name="P7">Не подав на развод, всё равно остаёшься рогоносцем, но только, если смотришь на себя глазами общества; либо — но это <text:span text:style-name="T1">уже </text:span>дано не каждому — становишься ахулинамистом, забившим на всё и живущим в своё удовольствие.</text:p>
      <text:p text:style-name="P7">Маленький нюанс в том, что истинный ахулинамист не замечает никакой дилеммы — он так и живёт в своё удовольствие. </text:p>
      <text:p text:style-name="P7">Мне всегда хорошо было с Ольгой, но на меня навалилась масса вековых устоев морали и кодексов «чести», так что я стоял перед выбором: становиться рогоносцем, или перейти в другую лигу?</text:p>
      <text:p text:style-name="P7">Выбор всегда трагедия — выбирая одно, утрачиваешь другое...<text:span text:style-name="T3">)</text:span></text:p>
      <text:p text:style-name="P7"/>
      <text:p text:style-name="P5">Не люблю выбирать, предоставляю трагедию другим — судьбе, или случаю.</text:p>
      <text:p text:style-name="P5">Но в тот момент я вместо монетки использовал Ольгу и сказал ей, что всё будет забыто <text:span text:style-name="T1">и</text:span> мы начнём с чистого листа, <text:span text:style-name="T4">если она до конца дня достанет мне дури на один косяк.</text:span></text:p>
      <text:p text:style-name="P6">Она ушла и вернулась под вечер усталая, сказала, что обошла весь город, но ни у кого не нашлось. </text:p>
      <text:p text:style-name="P6">Перст судьбы. <text:span text:style-name="T5">Жестокий случай.</text:span></text:p>
      <text:p text:style-name="P6"><text:span text:style-name="T6"><text:tab/><text:tab/><text:tab/>Alea jacta est!.</text:span>.</text:p>
      <text:p text:style-name="P6"/>
      <text:p text:style-name="P8"><text:span text:style-name="T3">(...е</text:span>сли бы Ольга достала косяк, мне, как благородному человеку, оставалось бы только сдержать данное слово. </text:p>
      <text:p text:style-name="P8">Нам пришлось бы жить дальше <text:span text:style-name="T7">и теперь это письмо тебе писал бы кто-нибудь другой. </text:span></text:p>
      <text:p text:style-name="P9">А может никакое письмо и не понадобилось бы, а были бы у тебя и папа, и мама. Ведь изменение всего одной, даже мелкой детали приводит к неисчислимым вариантам <text:soft-page-break/>возможных последствий.</text:p>
      <text:p text:style-name="P9">Допустим, летишь на машине времени в Мезозойскую эру, где случайно раздавливаешь одного единственного комарика и по возвращении оказываешься в необратимо изменённом будущем — год тот же, откуда вылетал, но сам ты уже не соответствуешь современным нормам. </text:p>
      <text:p text:style-name="P9">Сам виноват <text:span text:style-name="T8">— </text:span>глядел бы лучше на что наступаешь в мезозойском прошлом.</text:p>
      <text:p text:style-name="P10">Всего один косяк вернул бы мне семейную идиллию с идеальной женщиной. </text:p>
      <text:p text:style-name="P10">Она ведь не торговала собой, не обменивалась на деньги, или другие какие-то выгоды и мне изменяла ради личного удовольствия. </text:p>
      <text:p text:style-name="P10">Натуральный обмен утехами; ты — мне, я — тебе. </text:p>
      <text:p text:style-name="P10">То, что она ещё там с кем-то менялась, не умаляло моего наслажденья ею. </text:p>
      <text:p text:style-name="P10">Зачем же я <text:span text:style-name="T9">так тупо отказался от того что хотел и получал? </text:span></text:p>
      <text:p text:style-name="P11">Устои общества не оставляли мне <text:span text:style-name="T1">иного</text:span> выбора, <text:span text:style-name="T1">кроме</text:span> как влиться в толпу тупорылых «бурсаков»...)</text:p>
      <text:p text:style-name="P12"/>
      <text:p text:style-name="P6">Она сделала мне отличный минет <text:span text:style-name="T9">на прощанье </text:span>и попросила прийти назавтра к тёте Нине для чего-то важного.</text:p>
      <text:p text:style-name="P6">Так, <text:span text:style-name="T7">по воле жестокого случая</text:span>, я стал рогоносцем.</text:p>
      <text:p text:style-name="P12"/>
      <text:p text:style-name="P13"><text:span text:style-name="T3">(...д</text:span>олгое время я всё не мог понять за что так не люблю Лермонтова; теперь знаю — за его ложь.</text:p>
      <text:p text:style-name="P13">Лермонтов лгал с первого же шага, со стихотворения на смерть Пушкина:</text:p>
      <text:p text:style-name="P13"><text:tab/><text:tab/><text:tab/><text:span text:style-name="T10">...с свинцом в груди... поникнув... головой...</text:span></text:p>
      <text:p text:style-name="P15"/>
      <text:p text:style-name="P13">Ну, допустим, эта ложь вызвана незнанием анатомии; гусар — не лекарь, ему что пах, куда попала пуля, что грудь, всё едино; полметра туда, полметра сюда.</text:p>
      <text:p text:style-name="P13">Но следующей лжи я уж никак не могу простить:</text:p>
      <text:p text:style-name="P13"><text:tab/><text:tab/><text:tab/><text:span text:style-name="T10">...восстал он против мнений света...</text:span></text:p>
      <text:p text:style-name="P13"/>
      <text:p text:style-name="P13">Голубчик, Лермонтуша! Не восставал он, а именно что в точности исполнил предписания света на подобный случай. </text:p>
      <text:p text:style-name="P14">Неукоснительно, с рабской верноподданностью исполнил.</text:p>
      <text:p text:style-name="P14">А коль скоро Пушкин не смел ослушаться морального устава общества, то нам, простым обывателям, и сам бог Аполлон велел в случае нарушения супружеской верности подавать на развод...</text:p>
      <text:p text:style-name="P14">Любимым ищешь оправданья.</text:p>
      <text:p text:style-name="P14"><text:span text:style-name="T11">А в</text:span>друг <text:span text:style-name="T12">если Пушкин </text:span><text:s/><text:span text:style-name="T11">вовсе и </text:span>не подчин<text:span text:style-name="T11">я</text:span>лся диктату обычаев и нравов, <text:span text:style-name="T11">но</text:span> наоборот — с умыслом использовал их в личных целях?</text:p>
      <text:p text:style-name="P14">Что если стареющий, истрёпанный поэтическ<text:span text:style-name="T12">ими излишествами, он</text:span> прицепился к залётному пацану Дантесу и симулировал из себя шекспировского Отелло с единственной целью — красиво уйти?</text:p>
      <text:p text:style-name="P14">Однако, развитие этой гипотезы требует трёх докторских: по геронтологии, психологии, филологии; а у меня есть дело поважней — письмо к дочери, поэтому вернёмся-ка обратно, <text:span text:style-name="T12">с Варанды </text:span><text:s/>в Конотоп...<text:span text:style-name="T3">)</text:span></text:p>
      <text:p text:style-name="P14"/>
      <text:p text:style-name="P6">На следующий день, на хате у тёти Нины, та повторила уже слышанное мною от Ольги, насчёт нашей новой совместной жизни. </text:p>
      <text:p text:style-name="P6">Потом она ушла на работу во вторую смену.</text:p>
      <text:p text:style-name="P6">Мы с Ольгой выпили по стакану самогона и целый час терзали друг друга в <text:span text:style-name="T12">пустой </text:span>гостиной и на кухне.</text:p>
      <text:p text:style-name="P6">Когда мы оделись, Ольга спросила — что же дальше?</text:p>
      <text:p text:style-name="P6">Я ответил, что вопрос решён и, увы, не мною.</text:p>
      <text:p text:style-name="P6"><text:soft-page-break/>Она заплакала и сказала, что <text:span text:style-name="T12">она </text:span>знает что <text:span text:style-name="T12">ей </text:span>теперь <text:span text:style-name="T12">делать,</text:span> и начала глотать какие-то таблетки. </text:p>
      <text:p text:style-name="P6">Две я сумел отнять, но их было больше.</text:p>
      <text:p text:style-name="P6">Я выскочил из хаты, добежал до улицы Будённого и мимо Парка к Базару, где у перекрёстка висел телефон-автомат. Он к счастью работал и я вызвал «скорую».</text:p>
      <text:p text:style-name="P6">Наверное, их не каждый день вызывают по поводу таблеток, но машина «скорой помощи» обогнала меня на обратном пути.</text:p>
      <text:p text:style-name="P6">В хате тёти Нины Ольга вяло, но самостоятельно сидела на табурете посреди кухни и нехотя отвечала <text:span text:style-name="T3">на вопросы </text:span>врач<text:span text:style-name="T3">а</text:span> и медсестры в белых халатах. </text:p>
      <text:p text:style-name="P6">В руках у неё была большая кружка, а на полу возле ног — таз, куда делала промывание желудка.</text:p>
      <text:p text:style-name="P2">Кризис миновал и я ушёл не вдаваясь в подробности — вряд ли у неё найдётся вторая доза, да и на собственном <text:s/>опыте <text:span text:style-name="T12">я </text:span>знал, что <text:span text:style-name="T12">в ходе данной</text:span> процедур<text:span text:style-name="T12">ы</text:span> <text:span text:style-name="T12">происходит</text:span> переоценк<text:span text:style-name="T12">а</text:span> ценностей.</text:p>
      <text:p text:style-name="P2">Через два дня мне сказали, что Ольгу видели на Вокзале, когда она садилась на московский поезд с каким-то чернявым парнем.</text:p>
      <text:p text:style-name="P2">Скорее всего — тот самый, которому она изменяла со мной два дня наза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35:19.555545417</meta:creation-date>
    <dc:date>2017-03-02T16:35:26.763999609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8" meta:word-count="1011" meta:character-count="6208" meta:non-whitespace-character-count="5217"/>
    <meta:generator>LibreOffice/4.3.3.2$Linux_x86 LibreOffice_project/430m0$Build-2</meta:generator>
  </office:meta>
</office:document-meta>
</file>